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Calc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power-usage'.B:.B])" office:value-type="float" office:value="198.84105" calcext:value-type="float">
            <text:p>198.84105</text:p>
          </table:table-cell>
          <table:table-cell table:formula="of:=AVERAGE([$'sa-quick-power-usage'.B:.B])" office:value-type="float" office:value="257.9823" calcext:value-type="float">
            <text:p>257.9823</text:p>
          </table:table-cell>
          <table:table-cell table:formula="of:=AVERAGE([$'milp-power-usage'.B:.B])" office:value-type="float" office:value="177.34" calcext:value-type="float">
            <text:p>177.34</text:p>
          </table:table-cell>
          <table:table-cell table:formula="of:=AVERAGE([$'qm-power-usage'.B:.B])" office:value-type="float" office:value="351.36" calcext:value-type="float">
            <text:p>351.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sa-exhaustive-power-usage'.B:.B]; [$'sa-exhaustive-power-usage'.B:.B]; &quot;&gt;0&quot;)" office:value-type="float" office:value="30" calcext:value-type="float">
            <text:p>30</text:p>
          </table:table-cell>
          <table:table-cell table:formula="of:=COM.MICROSOFT.MINIFS([$'sa-quick-power-usage'.B:.B];[$'sa-quick-power-usage'.B:.B];&quot;&gt;0&quot;)" office:value-type="float" office:value="30" calcext:value-type="float">
            <text:p>30</text:p>
          </table:table-cell>
          <table:table-cell table:formula="of:=COM.MICROSOFT.MINIFS([$'milp-power-usage'.B:.B];[$'milp-power-usage'.B:.B];&quot;&gt;0&quot;)" office:value-type="float" office:value="30" calcext:value-type="float">
            <text:p>30</text:p>
          </table:table-cell>
          <table:table-cell table:formula="of:=COM.MICROSOFT.MINIFS([$'qm-power-usage'.B:.B];[$'qm-power-usage'.B:.B];&quot;&gt;0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power-usage'.B:.B])" office:value-type="float" office:value="1911.9" calcext:value-type="float">
            <text:p>1911.9</text:p>
          </table:table-cell>
          <table:table-cell table:formula="of:=MAX([$'sa-quick-power-usage'.B:.B])" office:value-type="float" office:value="1911.9" calcext:value-type="float">
            <text:p>1911.9</text:p>
          </table:table-cell>
          <table:table-cell table:formula="of:=MAX([$'milp-power-usage'.B:.B])" office:value-type="float" office:value="1910" calcext:value-type="float">
            <text:p>1910</text:p>
          </table:table-cell>
          <table:table-cell table:formula="of:=MAX([$'qm-power-usage'.B:.B])" office:value-type="float" office:value="1880" calcext:value-type="float">
            <text:p>1880</text:p>
          </table:table-cell>
        </table:table-row>
      </table:table>
      <table:table table:name="sa-exhaustive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m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5:45:48.855531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5:46:29.406367226</dc:date>
    <meta:editing-duration>PT16M16S</meta:editing-duration>
    <meta:editing-cycles>11</meta:editing-cycles>
    <meta:generator>LibreOffice/24.2.1.2$Linux_X86_64 LibreOffice_project/420$Build-2</meta:generator>
    <meta:document-statistic meta:table-count="5" meta:cell-count="8028" meta:object-count="0"/>
  </office:meta>
</office:document-meta>
</file>